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300 Hotel Command 0 – 2 Projections<text:tab/><text:tab/><text:tab/><text:tab/>GOOD</text:p>
      <text:list xml:id="list1453858412" text:style-name="L1">
        <text:list-item>
          <text:list>
            <text:list-item>
              <text:p text:style-name="P1">Projected over 4 sigs</text:p>
            </text:list-item>
            <text:list-item>
              <text:p text:style-name="P1">Much, much cleaner than only projecting over the singleton</text:p>
            </text:list-item>
          </text:list>
        </text:list-item>
      </text:list>
      <text:p text:style-name="Standard">P303 Hotel Command 1 – 2 Projections<text:tab/><text:tab/><text:tab/><text:tab/>GOOD</text:p>
      <text:list xml:id="list817922845" text:style-name="L2">
        <text:list-item>
          <text:list>
            <text:list-item>
              <text:p text:style-name="P2">Projected over 4 sigs</text:p>
            </text:list-item>
            <text:list-item>
              <text:p text:style-name="P2">Much, much cleaner than only projecting over the singleton</text:p>
            </text:list-item>
          </text:list>
        </text:list-item>
      </text:list>
      <text:p text:style-name="Standard">Hotel1 Command 0 – 2 Projections<text:tab/><text:tab/><text:tab/><text:tab/><text:tab/>GOOD</text:p>
      <text:list xml:id="list1739692755" text:style-name="L3">
        <text:list-item>
          <text:list>
            <text:list-item>
              <text:p text:style-name="P3">Projected over 4 sigs</text:p>
            </text:list-item>
            <text:list-item>
              <text:p text:style-name="P3">Much cleaner but harder to read</text:p>
              <text:list>
                <text:list-item>
                  <text:p text:style-name="P3">Explore further to see if this is optimal</text:p>
                </text:list-item>
              </text:list>
            </text:list-item>
          </text:list>
        </text:list-item>
      </text:list>
      <text:p text:style-name="Standard">Hotel3 Command 0 – 2 Projections<text:tab/><text:tab/><text:tab/><text:tab/><text:tab/>GOOD</text:p>
      <text:list xml:id="list606309329" text:style-name="L4">
        <text:list-item>
          <text:list>
            <text:list-item>
              <text:p text:style-name="P4">Projected over 4 sigs</text:p>
            </text:list-item>
            <text:list-item>
              <text:p text:style-name="P4">Much, much cleaner than only projecting over the singleton</text:p>
            </text:list-item>
          </text:list>
        </text:list-item>
      </text:list>
      <text:p text:style-name="Standard">RingElection1 Command 0, RingElection1 Command 2 – 3 Projections<text:tab/><text:tab/>BAD</text:p>
      <text:list xml:id="list2025231153" text:style-name="L5">
        <text:list-item>
          <text:list>
            <text:list-item>
              <text:p text:style-name="P5">Due to settings every atom is hidden</text:p>
              <text:list>
                <text:list-item>
                  <text:p text:style-name="P5">Potential problem, need to look at expert and old alloy for more information</text:p>
                </text:list-item>
              </text:list>
            </text:list-item>
          </text:list>
        </text:list-item>
      </text:list>
      <text:p text:style-name="Standard">RingElection2 Command 0, RingElection2 Command 3 – 3 Projections<text:tab/><text:tab/>BAD</text:p>
      <text:list xml:id="list1328087721" text:style-name="L6">
        <text:list-item>
          <text:list>
            <text:list-item>
              <text:p text:style-name="P6">Due to settings every atom is hidden</text:p>
              <text:list>
                <text:list-item>
                  <text:p text:style-name="P6">Potential problem, need to look at expert and old alloy for more information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man </meta:initial-creator>
    <meta:creation-date>2012-07-16T13:38:57</meta:creation-date>
    <dc:date>2012-07-16T19:07:48</dc:date>
    <dc:creator>Atulan </dc:creator>
    <meta:editing-duration>PT1H28S</meta:editing-duration>
    <meta:editing-cycles>5</meta:editing-cycles>
    <meta:generator>LibreOffice/3.4$Linux LibreOffice_project/340m1$Build-402</meta:generator>
    <meta:document-statistic meta:table-count="0" meta:image-count="0" meta:object-count="0" meta:page-count="1" meta:paragraph-count="19" meta:word-count="160" meta:character-count="875" meta:non-whitespace-character-count="731"/>
  </office:meta>
</office:document-meta>
</file>